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officeooo:paragraph-rsid="0003e389"/>
    </style:style>
    <style:style style:name="P2" style:family="paragraph" style:parent-style-name="Text_20_body">
      <style:paragraph-properties fo:text-align="end" style:justify-single-word="false" style:writing-mode="rl-tb"/>
      <style:text-properties fo:font-size="20pt" officeooo:paragraph-rsid="0003e389" style:font-size-asian="20pt" style:font-name-complex="Alvi Nastaleeq" style:font-size-complex="20pt"/>
    </style:style>
    <style:style style:name="P3" style:family="paragraph" style:parent-style-name="Text_20_body">
      <style:paragraph-properties fo:text-align="end" style:justify-single-word="false" style:writing-mode="rl-tb"/>
      <style:text-properties fo:font-size="20pt" officeooo:rsid="0003af02" officeooo:paragraph-rsid="0003e389" style:font-size-asian="20pt" style:font-name-complex="Alvi Nastaleeq" style:font-size-complex="20pt" style:language-complex="ar" style:country-complex="SA"/>
    </style:style>
    <style:style style:name="P4" style:family="paragraph" style:parent-style-name="Text_20_body">
      <style:paragraph-properties fo:text-align="end" style:justify-single-word="false" style:writing-mode="rl-tb"/>
      <style:text-properties fo:font-size="20pt" officeooo:rsid="0005b7f2" officeooo:paragraph-rsid="0005b7f2" style:font-size-asian="20pt" style:font-name-complex="Alvi Nastaleeq" style:font-size-complex="20pt" style:language-complex="ar" style:country-complex="SA"/>
    </style:style>
    <style:style style:name="P5" style:family="paragraph" style:parent-style-name="Standard">
      <style:text-properties officeooo:paragraph-rsid="0005b7f2"/>
    </style:style>
    <style:style style:name="P6" style:family="paragraph" style:parent-style-name="Standard">
      <style:text-properties fo:font-weight="normal" officeooo:paragraph-rsid="0005b7f2" style:font-weight-asian="normal" style:font-weight-complex="normal"/>
    </style:style>
    <style:style style:name="P7" style:family="paragraph" style:parent-style-name="Text_20_body">
      <style:paragraph-properties style:writing-mode="rl-tb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ext_20_body">
      <style:paragraph-properties style:writing-mode="lr-tb"/>
      <style:text-properties fo:font-weight="normal" style:font-weight-asian="normal" style:font-weight-complex="normal"/>
    </style:style>
    <style:style style:name="P10" style:family="paragraph" style:parent-style-name="Text_20_body">
      <style:paragraph-properties style:writing-mode="lr-tb"/>
      <style:text-properties fo:font-weight="normal" officeooo:rsid="0005b7f2" officeooo:paragraph-rsid="0005b7f2" style:font-weight-asian="normal" style:font-weight-complex="normal"/>
    </style:style>
    <style:style style:name="P11" style:family="paragraph" style:parent-style-name="Standard">
      <style:paragraph-properties style:writing-mode="lr-tb"/>
      <style:text-properties fo:font-weight="normal" officeooo:rsid="0005b7f2" officeooo:paragraph-rsid="0005b7f2" style:font-weight-asian="normal" style:font-weight-complex="normal"/>
    </style:style>
    <style:style style:name="T1" style:family="text">
      <style:text-properties fo:font-size="20pt" style:font-size-asian="20pt" style:font-name-complex="Alvi Nastaleeq" style:font-size-complex="20pt"/>
    </style:style>
    <style:style style:name="T2" style:family="text">
      <style:text-properties officeooo:rsid="0003af02" style:language-complex="ar" style:country-complex="S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b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۱</text:span></text:span></text:p>
      <text:p text:style-name="P2">حسین پنجتن کا نورِ پنجم<text:line-break/>نماز ہوتی ہے پنجگانہ</text:p>
      <text:p text:style-name="P2"/>
      <text:p text:style-name="P2">نماز میں عجز و انکساری<text:line-break/>حسین کی شانِ فاتحانہ</text:p>
      <text:p text:style-name="P2"/>
      <text:p text:style-name="P2">نماز قبلے کو ڈھونڈتی ہے<text:line-break/>حسین کعبہ بنا رہا ہے</text:p>
      <text:p text:style-name="P2"/>
      <text:p text:style-name="P2">تو <text:span text:style-name="T2">ا</text:span>ب بھی مجھ سے یہ پوچھتا ہے<text:line-break/>حسین کیا ہے، نماز کیا ہے</text:p>
      <text:p text:style-name="P1"><text:span text:style-name="Strong_20_Emphasis"><text:span text:style-name="T1">۲</text:span></text:span></text:p>
      <text:p text:style-name="P2">نماز کی ابتدا وضو ہے<text:line-break/>تو اس کو پانی سے بے نیازی</text:p>
      <text:p text:style-name="P2"/>
      <text:p text:style-name="P2">نماز کی انتہا طہارت<text:line-break/>حسین شاہکارِ پاک دام<text:span text:style-name="T2">ن</text:span></text:p>
      <text:p text:style-name="P3"/>
      <text:p text:style-name="P2"><text:soft-page-break/>نماز ہے بارہا عبادت<text:line-break/>حسین کا ذکر بے ریا<text:span text:style-name="T2">ء</text:span> ہے</text:p>
      <text:p text:style-name="P2"/>
      <text:p text:style-name="P2">تو اب بھی مجھ سے یہ پوچھتا ہے<text:line-break/>حسین کیا ہے، نماز کیا ہے</text:p>
      <text:p text:style-name="P1"><text:span text:style-name="Strong_20_Emphasis"><text:span text:style-name="T1">۳</text:span></text:span></text:p>
      <text:p text:style-name="P2">نماز ہے روشنی کی طالب<text:line-break/>حسین شمعیں بجھا رہا ہے</text:p>
      <text:p text:style-name="P2"/>
      <text:p text:style-name="P2">نماز کثرت کو چاہتی ہے<text:line-break/>یہ شانِ وحدت دکھا رہا ہے</text:p>
      <text:p text:style-name="P2"/>
      <text:p text:style-name="P2">نماز پیچھے ہے مصطفیٰ کے<text:line-break/>یہ دوش پر جگمگا رہا ہے</text:p>
      <text:p text:style-name="P2"/>
      <text:p text:style-name="P2">تو اب بھی مجھ سے یہ پوچھتا ہے<text:line-break/>حسین کیا ہے، نماز کیا ہے</text:p>
      <text:p text:style-name="P1"><text:span text:style-name="Strong_20_Emphasis"><text:span text:style-name="T1">۴</text:span></text:span></text:p>
      <text:p text:style-name="P2">نماز ڈرتی رہی لہو سے<text:line-break/>یہ خوں کی مسند بچھا رہا ہے</text:p>
      <text:p text:style-name="P2"><text:soft-page-break/></text:p>
      <text:p text:style-name="P2">نماز زندوں کا ہے وظیفہ<text:line-break/>حسین مرنا سکھا رہا ہے</text:p>
      <text:p text:style-name="P2"/>
      <text:p text:style-name="P2">نماز ہے کبریا کی طالب<text:line-break/>حسین مطلوبِ کبریا ہے</text:p>
      <text:p text:style-name="P2"/>
      <text:p text:style-name="P2">تو اب بھی مجھ سے یہ پوچھتا ہے<text:line-break/>حسین کیا ہے، نماز کیا ہے</text:p>
      <text:p text:style-name="P4">٥</text:p>
      <text:p text:style-name="P4">نماز زیرِ سجودِ احمدؐ<text:line-break/>حسین کا عزمِ راکبانہ<text:line-break/><text:line-break/>نماز کی شکر انتہا ہے<text:line-break/>تو اس کا مشکور ہے زمانہ<text:line-break/><text:line-break/>نماز لوگوں کو ہے بلاتی<text:line-break/>یہ دستِ بیعت اُٹھا رہا ہے<text:line-break/><text:line-break/><text:soft-page-break/>تو اب بھی مجھ سے یہ پوچھتا ہے<text:line-break/>حسین کیا ہے، نماز کیا ہے</text:p>
      <text:p text:style-name="Standard"/>
      <text:p text:style-name="Standard"/>
      <text:p text:style-name="Standard">1</text:p>
      <text:p text:style-name="Standard">Hussain panjetan ka noor-e-panjam</text:p>
      <text:p text:style-name="Standard">namaz hoti hai panjgana</text:p>
      <text:p text:style-name="Standard"/>
      <text:p text:style-name="Standard">namaz mein ijz o inkisari</text:p>
      <text:p text:style-name="Standard">Hussain ki shan fatehana</text:p>
      <text:p text:style-name="Standard"/>
      <text:p text:style-name="Standard">namaaz qible ko dhundti hai</text:p>
      <text:p text:style-name="Standard">Hussain Kaaba bana raha hia</text:p>
      <text:p text:style-name="Standard"/>
      <text:p text:style-name="Standard">tu ab bhi mujhse ye puchta hai </text:p>
      <text:p text:style-name="Standard">Hussain kiya hai namaz kiya hai</text:p>
      <text:p text:style-name="Standard"/>
      <text:p text:style-name="Standard"/>
      <text:p text:style-name="Standard">2</text:p>
      <text:p text:style-name="Standard">namaz ki ibteda wuzu hai</text:p>
      <text:p text:style-name="Standard">to us ko pani se benayazi</text:p>
      <text:p text:style-name="Standard"/>
      <text:p text:style-name="Standard">namaz ji inteha taharrat</text:p>
      <text:p text:style-name="Standard">Hussain shahkare pak daaman</text:p>
      <text:p text:style-name="Standard"/>
      <text:p text:style-name="Standard">namaz hai baarha ibadat</text:p>
      <text:p text:style-name="Standard">Hussain ka zikr be riya hai</text:p>
      <text:p text:style-name="Standard"/>
      <text:p text:style-name="Standard">tu ab bhi mujhse ye puchta hai </text:p>
      <text:p text:style-name="Standard">Hussain kiya hai namaz kiya hai</text:p>
      <text:p text:style-name="Standard"/>
      <text:p text:style-name="Standard"/>
      <text:p text:style-name="Standard">3</text:p>
      <text:p text:style-name="Standard">namaz hai Roshni ki taalib</text:p>
      <text:p text:style-name="Standard">Hussain shamein bujha raha hai</text:p>
      <text:p text:style-name="Standard"/>
      <text:p text:style-name="Standard">namaz kasrat ko chahti hai</text:p>
      <text:p text:style-name="Standard">ye shan-e-wehdat dikha raha hai</text:p>
      <text:p text:style-name="Standard"/>
      <text:p text:style-name="Standard">namaz peeche hai mustufa ke</text:p>
      <text:p text:style-name="Standard">ye dosh per jagmaga raha hai</text:p>
      <text:p text:style-name="Standard"/>
      <text:p text:style-name="Standard">tu ab bhi mujhse ye puchta hai </text:p>
      <text:p text:style-name="Standard">Hussain kiya hai namaz kiya hai</text:p>
      <text:p text:style-name="Standard"/>
      <text:p text:style-name="Standard"/>
      <text:p text:style-name="Standard"><text:soft-page-break/>4</text:p>
      <text:p text:style-name="Standard">namaz darti rahi lahu se</text:p>
      <text:p text:style-name="Standard">ye khun ki masnad bicha raha hai</text:p>
      <text:p text:style-name="Standard"/>
      <text:p text:style-name="Standard">namaz zindon ka hai wazifa</text:p>
      <text:p text:style-name="Standard">Hussain marna sikha raha hai</text:p>
      <text:p text:style-name="Standard"/>
      <text:p text:style-name="Standard">namaz hai kibriya ki talib</text:p>
      <text:p text:style-name="P5">Hussain matloob-e-kibriya hai</text:p>
      <text:p text:style-name="P6"/>
      <text:p text:style-name="P6">tu ab bhi mujhse ye puchta hai </text:p>
      <text:p text:style-name="P6">Hussain kiya hai namaz kiya hai</text:p>
      <text:p text:style-name="P7"><text:span text:style-name="Strong_20_Emphasis"><text:span text:style-name="T3"/></text:span></text:p>
      <text:p text:style-name="P8"><text:span text:style-name="Strong_20_Emphasis"><text:span text:style-name="T3"/></text:span></text:p>
      <text:p text:style-name="P8"><text:span text:style-name="Strong_20_Emphasis"><text:span text:style-name="T3">5</text:span></text:span></text:p>
      <text:p text:style-name="P9">naamaz zere s<text:span text:style-name="T4">a</text:span>jood-<text:span text:style-name="T4">e-ahmad</text:span></text:p>
      <text:p text:style-name="P10">husain ka azam rakibana</text:p>
      <text:p text:style-name="P10"/>
      <text:p text:style-name="P10">naamaz ki shukr inteha hai</text:p>
      <text:p text:style-name="P10">to iska mashkoor hai zamana</text:p>
      <text:p text:style-name="P10"/>
      <text:p text:style-name="P10">namaaz logon ko hai bulati</text:p>
      <text:p text:style-name="P10">ye dast-e-baiyat utha raha hai</text:p>
      <text:p text:style-name="P5"/>
      <text:p text:style-name="P5">tu ab bhi mujhse ye puchta hai </text:p>
      <text:p text:style-name="P11">Hussain kiya hai namaz kiya h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5:43:36.752619400</meta:creation-date>
    <dc:date>2026-01-21T16:30:00.456121800</dc:date>
    <meta:editing-duration>PT10M42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5" meta:paragraph-count="67" meta:word-count="440" meta:character-count="2047" meta:non-whitespace-character-count="1666"/>
  </office:meta>
</office:document-meta>
</file>